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25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3764in"/>
    </style:style>
    <style:style style:name="co5" style:family="table-column">
      <style:table-column-properties fo:break-before="auto" style:column-width="0.3055in"/>
    </style:style>
    <style:style style:name="co6" style:family="table-column">
      <style:table-column-properties fo:break-before="auto" style:column-width="0.4693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5181in"/>
    </style:style>
    <style:style style:name="co9" style:family="table-column">
      <style:table-column-properties fo:break-before="auto" style:column-width="1.289in"/>
    </style:style>
    <style:style style:name="co10" style:family="table-column">
      <style:table-column-properties fo:break-before="auto" style:column-width="0.1634in"/>
    </style:style>
    <style:style style:name="co11" style:family="table-column">
      <style:table-column-properties fo:break-before="auto" style:column-width="1.1252in"/>
    </style:style>
    <style:style style:name="co12" style:family="table-column">
      <style:table-column-properties fo:break-before="auto" style:column-width="1.5945in"/>
    </style:style>
    <style:style style:name="co13" style:family="table-column">
      <style:table-column-properties fo:break-before="auto" style:column-width="1.1575in"/>
    </style:style>
    <style:style style:name="co14" style:family="table-column">
      <style:table-column-properties fo:break-before="auto" style:column-width="1.605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ext-properties fo:color="#008000" fo:font-style="italic" style:font-style-asian="italic" style:font-style-complex="italic"/>
    </style:style>
    <style:style style:name="ce4" style:family="table-cell" style:parent-style-name="Default">
      <style:table-cell-properties fo:background-color="#ffff99"/>
      <style:text-properties fo:color="#008000" fo:font-style="italic" style:font-style-asian="italic" style:font-style-complex="italic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7" style:family="table-cell" style:parent-style-name="Default">
      <style:text-properties fo:color="#008000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fff99"/>
      <style:text-properties fo:color="#008000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9"/>
        <table:table-column table:style-name="co2" table:default-cell-style-name="Default"/>
        <table:table-column table:style-name="co14" table:default-cell-style-name="Default"/>
        <table:table-column table:style-name="co1" table:number-columns-repeated="997" table:default-cell-style-name="Default"/>
        <table:table-row table:style-name="ro1">
          <table:table-cell table:style-name="ce1" office:value-type="string">
            <text:p>seconds</text:p>
          </table:table-cell>
          <table:table-cell table:style-name="ce1" office:value-type="string">
            <text:p>acceleration</text:p>
          </table:table-cell>
          <table:table-cell table:style-name="ce1" office:value-type="string">
            <text:p>initial velocity</text:p>
          </table:table-cell>
          <table:table-cell table:style-name="ce1" office:value-type="string">
            <text:p>DY (LAVA_LEVEL)</text:p>
          </table:table-cell>
          <table:table-cell table:number-columns-repeated="2"/>
          <table:table-cell office:value-type="string">
            <text:p>acceleration</text:p>
          </table:table-cell>
          <table:table-cell office:value-type="string">
            <text:p>initial velocity</text:p>
          </table:table-cell>
          <table:table-cell office:value-type="string">
            <text:p>DY (LEVEL_HEIGHT)</text:p>
          </table:table-cell>
          <table:table-cell table:number-columns-repeated="6"/>
          <table:table-cell office:value-type="string">
            <text:p>seconds</text:p>
          </table:table-cell>
          <table:table-cell office:value-type="string">
            <text:p>acceleration</text:p>
          </table:table-cell>
          <table:table-cell office:value-type="string">
            <text:p>initial velocity</text:p>
          </table:table-cell>
          <table:table-cell office:value-type="string">
            <text:p>DY (LEVEL_HEIGHT)</text:p>
          </table:table-cell>
          <table:table-cell office:value-type="string">
            <text:p>DA (ACCEL_DIF)</text:p>
          </table:table-cell>
          <table:table-cell/>
          <table:table-cell office:value-type="string">
            <text:p>monsters slain?</text:p>
          </table:table-cell>
          <table:table-cell office:value-type="string">
            <text:p>Acceleration / monster</text:p>
          </table:table-cell>
          <table:table-cell office:value-type="string">
            <text:p>RATIO</text:p>
          </table:table-cell>
          <table:table-cell/>
          <table:table-cell office:value-type="string">
            <text:p>monsters slain</text:p>
          </table:table-cell>
          <table:table-cell office:value-type="string">
            <text:p>Acceleration / monster</text:p>
          </table:table-cell>
          <table:table-cell office:value-type="string">
            <text:p>RATIO</text:p>
          </table:table-cell>
          <table:table-cell table:number-columns-repeated="996"/>
        </table:table-row>
        <table:table-row table:style-name="ro1">
          <table:table-cell table:style-name="ce1" table:number-columns-repeated="4"/>
          <table:table-cell/>
          <table:table-cell office:value-type="float" office:value="-5">
            <text:p>-5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m</text:p>
          </table:table-cell>
          <table:table-cell table:style-name="ce5" table:number-columns-repeated="5"/>
          <table:table-cell table:style-name="ce5" office:value-type="float" office:value="0">
            <text:p>0</text:p>
          </table:table-cell>
          <table:table-cell table:formula="of:=([.S3]-[.R2]*[.P3])/(0.5*POWER([.P3];2))"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number-columns-repeated="100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1"/>
          <table:table-cell/>
          <table:table-cell office:value-type="float" office:value="0">
            <text:p>0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2">
            <text:p>2</text:p>
          </table:table-cell>
          <table:table-cell table:style-name="ce7" office:value-type="float" office:value="15">
            <text:p>15</text:p>
          </table:table-cell>
          <table:table-cell table:style-name="ce7" office:value-type="string">
            <text:p>m</text:p>
          </table:table-cell>
          <table:table-cell table:style-name="ce7" table:number-columns-repeated="5"/>
          <table:table-cell table:style-name="ce5" office:value-type="float" office:value="10">
            <text:p>10</text:p>
          </table:table-cell>
          <table:table-cell table:formula="of:=([.S4]-[.R3]*[.P4])/(0.5*POWER([.P4];2))" office:value-type="float" office:value="0">
            <text:p>0</text:p>
          </table:table-cell>
          <table:table-cell table:formula="of:=[.R2]+[.Q2]*([.P3]-[.P2])" office:value-type="float" office:value="2">
            <text:p>2</text:p>
          </table:table-cell>
          <table:table-cell table:style-name="ce3" table:formula="of:=([.C3]*([.A4]-[.A3])+0.5*[.B3]*POWER(([.A4]-[.A3]);2))+[.D3]" office:value-type="float" office:value="15">
            <text:p>15</text:p>
          </table:table-cell>
          <table:table-cell table:style-name="ce3" table:formula="of:=[.Q3]-[.Q2]" office:value-type="float" office:value="-0.1">
            <text:p>-0.1</text:p>
          </table:table-cell>
          <table:table-cell/>
          <table:table-cell office:value-type="float" office:value="8">
            <text:p>8</text:p>
          </table:table-cell>
          <table:table-cell table:formula="of:=[.Q3]/[.V3]" office:value-type="float" office:value="0">
            <text:p>0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 [.Q3]/[.Z3]" office:value-type="float" office:value="0">
            <text:p>0</text:p>
          </table:table-cell>
          <table:table-cell table:formula="of:=[.AA4]/[.AA3]" office:value-type="float" office:value="0">
            <text:p>#DIV/0!</text:p>
          </table:table-cell>
          <table:table-cell table:number-columns-repeated="99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formula="of:=[.C3]+[.B3]*([.A4]-[.A3])" office:value-type="float" office:value="2">
            <text:p>2</text:p>
          </table:table-cell>
          <table:table-cell table:style-name="ce3" table:formula="of:=([.C3]*([.A4]-[.A3])+0.5*[.B3]*POWER(([.A4]-[.A3]);2))+[.D3]"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3">
            <text:p>3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m</text:p>
          </table:table-cell>
          <table:table-cell table:style-name="ce7" table:number-columns-repeated="5"/>
          <table:table-cell table:style-name="ce5" table:formula="of:=[.P3]+10" office:value-type="float" office:value="20">
            <text:p>20</text:p>
          </table:table-cell>
          <table:table-cell table:formula="of:=([.S5]-[.R4]*[.P5])/(0.5*POWER([.P5];2))" office:value-type="float" office:value="0.0333333333333333">
            <text:p>0.0333333333</text:p>
          </table:table-cell>
          <table:table-cell table:formula="of:=[.R3]+[.Q3]*([.P4]-[.P3])" office:value-type="float" office:value="2">
            <text:p>2</text:p>
          </table:table-cell>
          <table:table-cell table:style-name="ce3" table:formula="of:=([.C4]*([.A5]-[.A4])+0.5*[.B4]*POWER(([.A5]-[.A4]);2))+[.D4]" office:value-type="float" office:value="40">
            <text:p>40</text:p>
          </table:table-cell>
          <table:table-cell table:style-name="ce3" table:formula="of:=[.Q4]-[.Q3]" office:value-type="float" office:value="0.0333333333333333">
            <text:p>0.0333333333</text:p>
          </table:table-cell>
          <table:table-cell/>
          <table:table-cell office:value-type="float" office:value="8">
            <text:p>8</text:p>
          </table:table-cell>
          <table:table-cell table:formula="of:=[.Q4]/[.V4]" office:value-type="float" office:value="0.00416666666666667">
            <text:p>0.0041666667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 [.Q4]/[.Z4]" office:value-type="float" office:value="0.00277777777777778">
            <text:p>0.0027777778</text:p>
          </table:table-cell>
          <table:table-cell table:formula="of:=[.AA5]/[.AA4]" office:value-type="float" office:value="1.09375">
            <text:p>1.09375</text:p>
          </table:table-cell>
          <table:table-cell table:number-columns-repeated="99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table:formula="of:=[.C4] + [.B4]*([.A5]-[.A4])" office:value-type="float" office:value="3">
            <text:p>3</text:p>
          </table:table-cell>
          <table:table-cell table:style-name="ce3" table:formula="of:=([.C4]*([.A5]-[.A4])+0.5*[.B4]*POWER(([.A5]-[.A4]);2))+[.D4]" office:value-type="float" office:value="40">
            <text:p>40</text:p>
          </table:table-cell>
          <table:table-cell office:value-type="string">
            <text:p>m</text:p>
          </table:table-cell>
          <table:table-cell/>
          <table:table-cell table:style-name="ce6" office:value-type="float" office:value="0.15">
            <text:p>0.15</text:p>
          </table:table-cell>
          <table:table-cell table:style-name="ce6" office:value-type="float" office:value="4">
            <text:p>4</text:p>
          </table:table-cell>
          <table:table-cell table:style-name="ce8" office:value-type="float" office:value="75">
            <text:p>75</text:p>
          </table:table-cell>
          <table:table-cell table:style-name="ce8" office:value-type="string">
            <text:p>m</text:p>
          </table:table-cell>
          <table:table-cell table:style-name="ce8" table:number-columns-repeated="5"/>
          <table:table-cell table:style-name="ce5" table:formula="of:=[.P4]+10" office:value-type="float" office:value="30">
            <text:p>30</text:p>
          </table:table-cell>
          <table:table-cell table:formula="of:=([.S6]-[.R5]*[.P6])/(0.5*POWER([.P6];2))" office:value-type="float" office:value="0.0364583333333333">
            <text:p>0.0364583333</text:p>
          </table:table-cell>
          <table:table-cell table:formula="of:=[.R4]+[.Q4]*([.P5]-[.P4])" office:value-type="float" office:value="2.33333333333333">
            <text:p>2.3333333333</text:p>
          </table:table-cell>
          <table:table-cell table:style-name="ce3" table:formula="of:=([.C5]*([.A6]-[.A5])+0.5*[.B5]*POWER(([.A6]-[.A5]);2))+[.D5]" office:value-type="float" office:value="75">
            <text:p>75</text:p>
          </table:table-cell>
          <table:table-cell table:style-name="ce3" table:formula="of:=[.Q5]-[.Q4]" office:value-type="float" office:value="0.00312499999999999">
            <text:p>0.003125</text:p>
          </table:table-cell>
          <table:table-cell/>
          <table:table-cell office:value-type="float" office:value="8">
            <text:p>8</text:p>
          </table:table-cell>
          <table:table-cell table:formula="of:=[.Q5]/[.V5]" office:value-type="float" office:value="0.00455729166666667">
            <text:p>0.0045572917</text:p>
          </table:table-cell>
          <table:table-cell table:formula="of:=[.W4]/[.W5]" office:value-type="float" office:value="0.914285714285715">
            <text:p>0.9142857143</text:p>
          </table:table-cell>
          <table:table-cell/>
          <table:table-cell office:value-type="float" office:value="12">
            <text:p>12</text:p>
          </table:table-cell>
          <table:table-cell table:formula="of:= [.Q5]/[.Z5]" office:value-type="float" office:value="0.00303819444444444">
            <text:p>0.0030381944</text:p>
          </table:table-cell>
          <table:table-cell table:formula="of:=[.AA6]/[.AA5]" office:value-type="float" office:value="1.09942857142857">
            <text:p>1.0994285714</text:p>
          </table:table-cell>
          <table:table-cell table:number-columns-repeated="996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0.15">
            <text:p>0.15</text:p>
          </table:table-cell>
          <table:table-cell table:style-name="ce2" table:formula="of:=[.C5] + [.B5]*([.A6]-[.A5])" office:value-type="float" office:value="4">
            <text:p>4</text:p>
          </table:table-cell>
          <table:table-cell table:style-name="ce4" table:formula="of:=([.C5]*([.A6]-[.A5])+0.5*[.B5]*POWER(([.A6]-[.A5]);2))+[.D5]" office:value-type="float" office:value="75">
            <text:p>75</text:p>
          </table:table-cell>
          <table:table-cell table:style-name="ce2" office:value-type="string">
            <text:p>m</text:p>
          </table:table-cell>
          <table:table-cell table:style-name="ce2"/>
          <table:table-cell table:style-name="ce5" office:value-type="float" office:value="0.15">
            <text:p>0.15</text:p>
          </table:table-cell>
          <table:table-cell table:style-name="ce5" office:value-type="float" office:value="5.5">
            <text:p>5.5</text:p>
          </table:table-cell>
          <table:table-cell table:style-name="ce7" office:value-type="float" office:value="122.5">
            <text:p>122.5</text:p>
          </table:table-cell>
          <table:table-cell table:style-name="ce7" office:value-type="string">
            <text:p>m</text:p>
          </table:table-cell>
          <table:table-cell table:style-name="ce7" table:number-columns-repeated="5"/>
          <table:table-cell table:style-name="ce5" table:formula="of:=[.P5]+10" office:value-type="float" office:value="40">
            <text:p>40</text:p>
          </table:table-cell>
          <table:table-cell table:formula="of:=([.S7]-[.R6]*[.P7])/(0.5*POWER([.P7];2))" office:value-type="float" office:value="0.0400833333333333">
            <text:p>0.0400833333</text:p>
          </table:table-cell>
          <table:table-cell table:formula="of:=[.R5]+[.Q5]*([.P6]-[.P5])" office:value-type="float" office:value="2.69791666666667">
            <text:p>2.6979166667</text:p>
          </table:table-cell>
          <table:table-cell table:style-name="ce3" table:formula="of:=([.C6]*([.A7]-[.A6])+0.5*[.B6]*POWER(([.A7]-[.A6]);2))+[.D6]" office:value-type="float" office:value="122.5">
            <text:p>122.5</text:p>
          </table:table-cell>
          <table:table-cell table:style-name="ce3" table:formula="of:=[.Q6]-[.Q5]" office:value-type="float" office:value="0.00362500000000002">
            <text:p>0.003625</text:p>
          </table:table-cell>
          <table:table-cell/>
          <table:table-cell table:style-name="ce2" office:value-type="float" office:value="8">
            <text:p>8</text:p>
          </table:table-cell>
          <table:table-cell table:style-name="ce2" table:formula="of:=[.Q6]/[.V6]" office:value-type="float" office:value="0.00501041666666667">
            <text:p>0.0050104167</text:p>
          </table:table-cell>
          <table:table-cell table:formula="of:=[.W5]/[.W6]" office:value-type="float" office:value="0.909563409563409">
            <text:p>0.9095634096</text:p>
          </table:table-cell>
          <table:table-cell/>
          <table:table-cell table:style-name="ce2" office:value-type="float" office:value="12">
            <text:p>12</text:p>
          </table:table-cell>
          <table:table-cell table:style-name="ce2" table:formula="of:= [.Q6]/[.Z6]" office:value-type="float" office:value="0.00334027777777778">
            <text:p>0.0033402778</text:p>
          </table:table-cell>
          <table:table-cell table:style-name="ce2" table:formula="of:=[.AA7]/[.AA6]" office:value-type="float" office:value="1.06133056133056">
            <text:p>1.0613305613</text:p>
          </table:table-cell>
          <table:table-cell table:style-name="ce2" table:number-columns-repeated="99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5">
            <text:p>0.15</text:p>
          </table:table-cell>
          <table:table-cell table:formula="of:=[.C6] + [.B6]*([.A7]-[.A6])" office:value-type="float" office:value="5.5">
            <text:p>5.5</text:p>
          </table:table-cell>
          <table:table-cell table:style-name="ce3" table:formula="of:=([.C6]*([.A7]-[.A6])+0.5*[.B6]*POWER(([.A7]-[.A6]);2))+[.D6]" office:value-type="float" office:value="122.5">
            <text:p>122.5</text:p>
          </table:table-cell>
          <table:table-cell office:value-type="string">
            <text:p>m</text:p>
          </table:table-cell>
          <table:table-cell/>
          <table:table-cell table:style-name="ce5" office:value-type="float" office:value="0.15">
            <text:p>0.15</text:p>
          </table:table-cell>
          <table:table-cell table:style-name="ce5" office:value-type="float" office:value="7">
            <text:p>7</text:p>
          </table:table-cell>
          <table:table-cell table:style-name="ce7" office:value-type="float" office:value="185">
            <text:p>185</text:p>
          </table:table-cell>
          <table:table-cell table:style-name="ce7" office:value-type="string">
            <text:p>m</text:p>
          </table:table-cell>
          <table:table-cell table:style-name="ce7" table:number-columns-repeated="5"/>
          <table:table-cell table:style-name="ce5" table:formula="of:=[.P6]+10" office:value-type="float" office:value="50">
            <text:p>50</text:p>
          </table:table-cell>
          <table:table-cell table:formula="of:=([.S8]-[.R7]*[.P8])/(0.5*POWER([.P8];2))" office:value-type="float" office:value="0.0425416666666667">
            <text:p>0.0425416667</text:p>
          </table:table-cell>
          <table:table-cell table:formula="of:=[.R6]+[.Q6]*([.P7]-[.P6])" office:value-type="float" office:value="3.09875">
            <text:p>3.09875</text:p>
          </table:table-cell>
          <table:table-cell table:style-name="ce3" table:formula="of:=([.C7]*([.A8]-[.A7])+0.5*[.B7]*POWER(([.A8]-[.A7]);2))+[.D7]" office:value-type="float" office:value="185">
            <text:p>185</text:p>
          </table:table-cell>
          <table:table-cell table:style-name="ce3" table:formula="of:=[.Q7]-[.Q6]" office:value-type="float" office:value="0.00245833333333333">
            <text:p>0.0024583333</text:p>
          </table:table-cell>
          <table:table-cell/>
          <table:table-cell office:value-type="float" office:value="8">
            <text:p>8</text:p>
          </table:table-cell>
          <table:table-cell table:formula="of:=[.Q7]/[.V7]" office:value-type="float" office:value="0.00531770833333334">
            <text:p>0.0053177083</text:p>
          </table:table-cell>
          <table:table-cell table:formula="of:=[.W6]/[.W7]" office:value-type="float" office:value="0.942213516160627">
            <text:p>0.9422135162</text:p>
          </table:table-cell>
          <table:table-cell/>
          <table:table-cell office:value-type="float" office:value="12">
            <text:p>12</text:p>
          </table:table-cell>
          <table:table-cell table:formula="of:= [.Q7]/[.Z7]" office:value-type="float" office:value="0.00354513888888889">
            <text:p>0.0035451389</text:p>
          </table:table-cell>
          <table:table-cell table:formula="of:=[.AA8]/[.AA7]" office:value-type="float" office:value="1.03915728877251">
            <text:p>1.0391572888</text:p>
          </table:table-cell>
          <table:table-cell table:number-columns-repeated="99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table:formula="of:=[.C7] + [.B7]*([.A8]-[.A7])" office:value-type="float" office:value="7">
            <text:p>7</text:p>
          </table:table-cell>
          <table:table-cell table:style-name="ce3" table:formula="of:=([.C7]*([.A8]-[.A7])+0.5*[.B7]*POWER(([.A8]-[.A7]);2))+[.D7]" office:value-type="float" office:value="185">
            <text:p>185</text:p>
          </table:table-cell>
          <table:table-cell office:value-type="string">
            <text:p>m</text:p>
          </table:table-cell>
          <table:table-cell/>
          <table:table-cell table:style-name="ce6" office:value-type="float" office:value="0.15">
            <text:p>0.15</text:p>
          </table:table-cell>
          <table:table-cell table:style-name="ce6" office:value-type="float" office:value="8.5">
            <text:p>8.5</text:p>
          </table:table-cell>
          <table:table-cell table:style-name="ce8" office:value-type="float" office:value="262.5">
            <text:p>262.5</text:p>
          </table:table-cell>
          <table:table-cell table:style-name="ce8" office:value-type="string">
            <text:p>m</text:p>
          </table:table-cell>
          <table:table-cell table:style-name="ce8" table:number-columns-repeated="5"/>
          <table:table-cell table:style-name="ce5" table:formula="of:=[.P7]+10" office:value-type="float" office:value="60">
            <text:p>60</text:p>
          </table:table-cell>
          <table:table-cell table:formula="of:=([.S9]-[.R8]*[.P9])/(0.5*POWER([.P9];2))" office:value-type="float" office:value="0.0442074829931973">
            <text:p>0.044207483</text:p>
          </table:table-cell>
          <table:table-cell table:formula="of:=[.R7]+[.Q7]*([.P8]-[.P7])" office:value-type="float" office:value="3.52416666666667">
            <text:p>3.5241666667</text:p>
          </table:table-cell>
          <table:table-cell table:style-name="ce3" table:formula="of:=([.C8]*([.A9]-[.A8])+0.5*[.B8]*POWER(([.A9]-[.A8]);2))+[.D8]" office:value-type="float" office:value="262.5">
            <text:p>262.5</text:p>
          </table:table-cell>
          <table:table-cell table:style-name="ce3" table:formula="of:=[.Q8]-[.Q7]" office:value-type="float" office:value="0.00166581632653059">
            <text:p>0.0016658163</text:p>
          </table:table-cell>
          <table:table-cell/>
          <table:table-cell office:value-type="float" office:value="8">
            <text:p>8</text:p>
          </table:table-cell>
          <table:table-cell table:formula="of:=[.Q8]/[.V8]" office:value-type="float" office:value="0.00552593537414966">
            <text:p>0.0055259354</text:p>
          </table:table-cell>
          <table:table-cell table:formula="of:=[.W7]/[.W8]" office:value-type="float" office:value="0.96231822728322">
            <text:p>0.9623182273</text:p>
          </table:table-cell>
          <table:table-cell/>
          <table:table-cell office:value-type="float" office:value="12">
            <text:p>12</text:p>
          </table:table-cell>
          <table:table-cell table:formula="of:= [.Q8]/[.Z8]" office:value-type="float" office:value="0.00368395691609977">
            <text:p>0.0036839569</text:p>
          </table:table-cell>
          <table:table-cell table:formula="of:=[.AA9]/[.AA8]" office:value-type="float" office:value="1.04408709702239">
            <text:p>1.044087097</text:p>
          </table:table-cell>
          <table:table-cell table:number-columns-repeated="996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float" office:value="0.15">
            <text:p>0.15</text:p>
          </table:table-cell>
          <table:table-cell table:style-name="ce2" table:formula="of:=[.C8] + [.B8]*([.A9]-[.A8])" office:value-type="float" office:value="8.5">
            <text:p>8.5</text:p>
          </table:table-cell>
          <table:table-cell table:style-name="ce4" table:formula="of:=([.C8]*([.A9]-[.A8])+0.5*[.B8]*POWER(([.A9]-[.A8]);2))+[.D8]" office:value-type="float" office:value="262.5">
            <text:p>262.5</text:p>
          </table:table-cell>
          <table:table-cell table:style-name="ce2" office:value-type="string">
            <text:p>m</text:p>
          </table:table-cell>
          <table:table-cell table:style-name="ce2"/>
          <table:table-cell table:style-name="ce5" office:value-type="float" office:value="0.2">
            <text:p>0.2</text:p>
          </table:table-cell>
          <table:table-cell table:style-name="ce5" office:value-type="float" office:value="10">
            <text:p>10</text:p>
          </table:table-cell>
          <table:table-cell table:style-name="ce7" office:value-type="float" office:value="355">
            <text:p>355</text:p>
          </table:table-cell>
          <table:table-cell table:style-name="ce7" office:value-type="string">
            <text:p>m</text:p>
          </table:table-cell>
          <table:table-cell table:style-name="ce7" table:number-columns-repeated="5"/>
          <table:table-cell table:style-name="ce5" table:formula="of:=[.P8]+10" office:value-type="float" office:value="70">
            <text:p>70</text:p>
          </table:table-cell>
          <table:table-cell table:formula="of:=([.S10]-[.R9]*[.P10])/(0.5*POWER([.P10];2))" office:value-type="float" office:value="0.046156462585034">
            <text:p>0.0461564626</text:p>
          </table:table-cell>
          <table:table-cell table:formula="of:=[.R8]+[.Q8]*([.P9]-[.P8])" office:value-type="float" office:value="3.96624149659864">
            <text:p>3.9662414966</text:p>
          </table:table-cell>
          <table:table-cell table:style-name="ce3" table:formula="of:=([.C9]*([.A10]-[.A9])+0.5*[.B9]*POWER(([.A10]-[.A9]);2))+[.D9]" office:value-type="float" office:value="355">
            <text:p>355</text:p>
          </table:table-cell>
          <table:table-cell table:style-name="ce3" table:formula="of:=[.Q9]-[.Q8]" office:value-type="float" office:value="0.00194897959183674">
            <text:p>0.0019489796</text:p>
          </table:table-cell>
          <table:table-cell/>
          <table:table-cell table:style-name="ce2" office:value-type="float" office:value="8">
            <text:p>8</text:p>
          </table:table-cell>
          <table:table-cell table:style-name="ce2" table:formula="of:=[.Q9]/[.V9]" office:value-type="float" office:value="0.00576955782312925">
            <text:p>0.0057695578</text:p>
          </table:table-cell>
          <table:table-cell table:formula="of:=[.W8]/[.W9]" office:value-type="float" office:value="0.957774502579219">
            <text:p>0.9577745026</text:p>
          </table:table-cell>
          <table:table-cell/>
          <table:table-cell table:style-name="ce2" office:value-type="float" office:value="12">
            <text:p>12</text:p>
          </table:table-cell>
          <table:table-cell table:style-name="ce2" table:formula="of:= [.Q9]/[.Z9]" office:value-type="float" office:value="0.00384637188208617">
            <text:p>0.0038463719</text:p>
          </table:table-cell>
          <table:table-cell table:style-name="ce2" table:formula="of:=[.AA10]/[.AA9]" office:value-type="float" office:value="1.05116133082235">
            <text:p>1.0511613308</text:p>
          </table:table-cell>
          <table:table-cell table:style-name="ce2" table:number-columns-repeated="99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2">
            <text:p>0.2</text:p>
          </table:table-cell>
          <table:table-cell table:formula="of:=[.C9] + [.B9]*([.A10]-[.A9])" office:value-type="float" office:value="10">
            <text:p>10</text:p>
          </table:table-cell>
          <table:table-cell table:style-name="ce3" table:formula="of:=([.C9]*([.A10]-[.A9])+0.5*[.B9]*POWER(([.A10]-[.A9]);2))+[.D9]" office:value-type="float" office:value="355">
            <text:p>355</text:p>
          </table:table-cell>
          <table:table-cell office:value-type="string">
            <text:p>m</text:p>
          </table:table-cell>
          <table:table-cell/>
          <table:table-cell table:style-name="ce5" office:value-type="float" office:value="0.2">
            <text:p>0.2</text:p>
          </table:table-cell>
          <table:table-cell table:style-name="ce5" office:value-type="float" office:value="12">
            <text:p>12</text:p>
          </table:table-cell>
          <table:table-cell table:style-name="ce7" office:value-type="float" office:value="465">
            <text:p>465</text:p>
          </table:table-cell>
          <table:table-cell table:style-name="ce7" office:value-type="string">
            <text:p>m</text:p>
          </table:table-cell>
          <table:table-cell table:style-name="ce7" table:number-columns-repeated="5"/>
          <table:table-cell table:style-name="ce5" table:formula="of:=[.P9]+10" office:value-type="float" office:value="80">
            <text:p>80</text:p>
          </table:table-cell>
          <table:table-cell table:formula="of:=([.S11]-[.R10]*[.P11])/(0.5*POWER([.P11];2))" office:value-type="float" office:value="0.0485178886369363">
            <text:p>0.0485178886</text:p>
          </table:table-cell>
          <table:table-cell table:formula="of:=[.R9]+[.Q9]*([.P10]-[.P9])" office:value-type="float" office:value="4.42780612244898">
            <text:p>4.4278061224</text:p>
          </table:table-cell>
          <table:table-cell table:style-name="ce3" table:formula="of:=([.C10]*([.A11]-[.A10])+0.5*[.B10]*POWER(([.A11]-[.A10]);2))+[.D10]" office:value-type="float" office:value="465">
            <text:p>465</text:p>
          </table:table-cell>
          <table:table-cell table:style-name="ce3" table:formula="of:=[.Q10]-[.Q9]" office:value-type="float" office:value="0.00236142605190226">
            <text:p>0.0023614261</text:p>
          </table:table-cell>
          <table:table-cell/>
          <table:table-cell office:value-type="float" office:value="8">
            <text:p>8</text:p>
          </table:table-cell>
          <table:table-cell table:formula="of:=[.Q10]/[.V10]" office:value-type="float" office:value="0.00606473607961703">
            <text:p>0.0060647361</text:p>
          </table:table-cell>
          <table:table-cell table:formula="of:=[.W9]/[.W10]" office:value-type="float" office:value="0.951328754852194">
            <text:p>0.9513287549</text:p>
          </table:table-cell>
          <table:table-cell/>
          <table:table-cell office:value-type="float" office:value="12">
            <text:p>12</text:p>
          </table:table-cell>
          <table:table-cell table:formula="of:= [.Q10]/[.Z10]" office:value-type="float" office:value="0.00404315738641136">
            <text:p>0.0040431574</text:p>
          </table:table-cell>
          <table:table-cell table:formula="of:=[.AA11]/[.AA10]" office:value-type="float" office:value="1.04580601607229">
            <text:p>1.0458060161</text:p>
          </table:table-cell>
          <table:table-cell table:number-columns-repeated="99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2">
            <text:p>0.2</text:p>
          </table:table-cell>
          <table:table-cell table:formula="of:=[.C10] + [.B10]*([.A11]-[.A10])" office:value-type="float" office:value="12">
            <text:p>12</text:p>
          </table:table-cell>
          <table:table-cell table:style-name="ce3" table:formula="of:=([.C10]*([.A11]-[.A10])+0.5*[.B10]*POWER(([.A11]-[.A10]);2))+[.D10]" office:value-type="float" office:value="465">
            <text:p>465</text:p>
          </table:table-cell>
          <table:table-cell office:value-type="string">
            <text:p>m</text:p>
          </table:table-cell>
          <table:table-cell/>
          <table:table-cell table:style-name="ce5" office:value-type="float" office:value="0.2">
            <text:p>0.2</text:p>
          </table:table-cell>
          <table:table-cell table:style-name="ce5" office:value-type="float" office:value="14">
            <text:p>14</text:p>
          </table:table-cell>
          <table:table-cell table:style-name="ce7" office:value-type="float" office:value="595">
            <text:p>595</text:p>
          </table:table-cell>
          <table:table-cell table:style-name="ce7" office:value-type="string">
            <text:p>m</text:p>
          </table:table-cell>
          <table:table-cell table:style-name="ce7" table:number-columns-repeated="5"/>
          <table:table-cell table:style-name="ce5" table:formula="of:=[.P10]+10" office:value-type="float" office:value="90">
            <text:p>90</text:p>
          </table:table-cell>
          <table:table-cell table:formula="of:=([.S12]-[.R11]*[.P12])/(0.5*POWER([.P12];2))" office:value-type="float" office:value="0.0507402998236332">
            <text:p>0.0507402998</text:p>
          </table:table-cell>
          <table:table-cell table:formula="of:=[.R10]+[.Q10]*([.P11]-[.P10])" office:value-type="float" office:value="4.91298500881834">
            <text:p>4.9129850088</text:p>
          </table:table-cell>
          <table:table-cell table:style-name="ce3" table:formula="of:=([.C11]*([.A12]-[.A11])+0.5*[.B11]*POWER(([.A12]-[.A11]);2))+[.D11]" office:value-type="float" office:value="595">
            <text:p>595</text:p>
          </table:table-cell>
          <table:table-cell table:style-name="ce3" table:formula="of:=[.Q11]-[.Q10]" office:value-type="float" office:value="0.0022224111866969">
            <text:p>0.0022224112</text:p>
          </table:table-cell>
          <table:table-cell/>
          <table:table-cell office:value-type="float" office:value="8">
            <text:p>8</text:p>
          </table:table-cell>
          <table:table-cell table:formula="of:=[.Q11]/[.V11]" office:value-type="float" office:value="0.00634253747795415">
            <text:p>0.0063425375</text:p>
          </table:table-cell>
          <table:table-cell table:formula="of:=[.W10]/[.W11]" office:value-type="float" office:value="0.956200274842251">
            <text:p>0.9562002748</text:p>
          </table:table-cell>
          <table:table-cell/>
          <table:table-cell office:value-type="float" office:value="12">
            <text:p>12</text:p>
          </table:table-cell>
          <table:table-cell table:formula="of:= [.Q11]/[.Z11]" office:value-type="float" office:value="0.0042283583186361">
            <text:p>0.0042283583</text:p>
          </table:table-cell>
          <table:table-cell table:formula="of:=[.AA12]/[.AA11]" office:value-type="float" office:value="1.03836911459817">
            <text:p>1.0383691146</text:p>
          </table:table-cell>
          <table:table-cell table:number-columns-repeated="99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2">
            <text:p>0.2</text:p>
          </table:table-cell>
          <table:table-cell table:formula="of:=[.C11] + [.B11]*([.A12]-[.A11])" office:value-type="float" office:value="14">
            <text:p>14</text:p>
          </table:table-cell>
          <table:table-cell table:style-name="ce3" table:formula="of:=([.C11]*([.A12]-[.A11])+0.5*[.B11]*POWER(([.A12]-[.A11]);2))+[.D11]" office:value-type="float" office:value="595">
            <text:p>595</text:p>
          </table:table-cell>
          <table:table-cell office:value-type="string">
            <text:p>m</text:p>
          </table:table-cell>
          <table:table-cell/>
          <table:table-cell table:style-name="ce6" office:value-type="float" office:value="0.2">
            <text:p>0.2</text:p>
          </table:table-cell>
          <table:table-cell table:style-name="ce6" office:value-type="float" office:value="16">
            <text:p>16</text:p>
          </table:table-cell>
          <table:table-cell table:style-name="ce8" office:value-type="float" office:value="745">
            <text:p>745</text:p>
          </table:table-cell>
          <table:table-cell table:style-name="ce8" office:value-type="string">
            <text:p>m</text:p>
          </table:table-cell>
          <table:table-cell table:style-name="ce8" table:number-columns-repeated="5"/>
          <table:table-cell table:style-name="ce5" table:formula="of:=[.P11]+10" office:value-type="float" office:value="100">
            <text:p>100</text:p>
          </table:table-cell>
          <table:table-cell table:formula="of:=([.S13]-[.R12]*[.P13])/(0.5*POWER([.P13];2))" office:value-type="float" office:value="0.0526871602023117">
            <text:p>0.0526871602</text:p>
          </table:table-cell>
          <table:table-cell table:formula="of:=[.R11]+[.Q11]*([.P12]-[.P11])" office:value-type="float" office:value="5.42038800705467">
            <text:p>5.4203880071</text:p>
          </table:table-cell>
          <table:table-cell table:style-name="ce3" table:formula="of:=([.C12]*([.A13]-[.A12])+0.5*[.B12]*POWER(([.A13]-[.A12]);2))+[.D12]" office:value-type="float" office:value="745">
            <text:p>745</text:p>
          </table:table-cell>
          <table:table-cell table:style-name="ce3" table:formula="of:=[.Q12]-[.Q11]" office:value-type="float" office:value="0.00194686037867857">
            <text:p>0.0019468604</text:p>
          </table:table-cell>
          <table:table-cell/>
          <table:table-cell office:value-type="float" office:value="8">
            <text:p>8</text:p>
          </table:table-cell>
          <table:table-cell table:formula="of:=[.Q12]/[.V12]" office:value-type="float" office:value="0.00658589502528897">
            <text:p>0.006585895</text:p>
          </table:table-cell>
          <table:table-cell table:formula="of:=[.W11]/[.W12]" office:value-type="float" office:value="0.963048675024372">
            <text:p>0.963048675</text:p>
          </table:table-cell>
          <table:table-cell/>
          <table:table-cell office:value-type="float" office:value="12">
            <text:p>12</text:p>
          </table:table-cell>
          <table:table-cell table:formula="of:= [.Q12]/[.Z12]" office:value-type="float" office:value="0.00439059668352598">
            <text:p>0.0043905967</text:p>
          </table:table-cell>
          <table:table-cell table:formula="of:=[.AA13]/[.AA12]" office:value-type="float" office:value="1.03817421075229">
            <text:p>1.0381742108</text:p>
          </table:table-cell>
          <table:table-cell table:number-columns-repeated="996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2" office:value-type="float" office:value="0.2">
            <text:p>0.2</text:p>
          </table:table-cell>
          <table:table-cell table:style-name="ce2" table:formula="of:=[.C12] + [.B12]*([.A13]-[.A12])" office:value-type="float" office:value="16">
            <text:p>16</text:p>
          </table:table-cell>
          <table:table-cell table:style-name="ce4" table:formula="of:=([.C12]*([.A13]-[.A12])+0.5*[.B12]*POWER(([.A13]-[.A12]);2))+[.D12]" office:value-type="float" office:value="745">
            <text:p>745</text:p>
          </table:table-cell>
          <table:table-cell table:style-name="ce2" office:value-type="string">
            <text:p>m</text:p>
          </table:table-cell>
          <table:table-cell table:style-name="ce2"/>
          <table:table-cell table:style-name="ce5" office:value-type="float" office:value="0.25">
            <text:p>0.25</text:p>
          </table:table-cell>
          <table:table-cell table:style-name="ce5" office:value-type="float" office:value="18">
            <text:p>18</text:p>
          </table:table-cell>
          <table:table-cell table:style-name="ce7" office:value-type="float" office:value="915">
            <text:p>915</text:p>
          </table:table-cell>
          <table:table-cell table:style-name="ce7" office:value-type="string">
            <text:p>m</text:p>
          </table:table-cell>
          <table:table-cell table:style-name="ce7" table:number-columns-repeated="5"/>
          <table:table-cell table:style-name="ce5" table:formula="of:=[.P12]+10" office:value-type="float" office:value="110">
            <text:p>110</text:p>
          </table:table-cell>
          <table:table-cell table:formula="of:=([.S14]-[.R13]*[.P14])/(0.5*POWER([.P14];2))" office:value-type="float" office:value="0.0546984509598146">
            <text:p>0.054698451</text:p>
          </table:table-cell>
          <table:table-cell table:formula="of:=[.R12]+[.Q12]*([.P13]-[.P12])" office:value-type="float" office:value="5.94725960907779">
            <text:p>5.9472596091</text:p>
          </table:table-cell>
          <table:table-cell table:style-name="ce3" table:formula="of:=([.C13]*([.A14]-[.A13])+0.5*[.B13]*POWER(([.A14]-[.A13]);2))+[.D13]" office:value-type="float" office:value="915">
            <text:p>915</text:p>
          </table:table-cell>
          <table:table-cell table:style-name="ce3" table:formula="of:=[.Q13]-[.Q12]" office:value-type="float" office:value="0.00201129075750286">
            <text:p>0.0020112908</text:p>
          </table:table-cell>
          <table:table-cell/>
          <table:table-cell table:style-name="ce2" office:value-type="float" office:value="8">
            <text:p>8</text:p>
          </table:table-cell>
          <table:table-cell table:style-name="ce2" table:formula="of:=[.Q13]/[.V13]" office:value-type="float" office:value="0.00683730636997683">
            <text:p>0.0068373064</text:p>
          </table:table-cell>
          <table:table-cell table:formula="of:=[.W12]/[.W13]" office:value-type="float" office:value="0.963229475017848">
            <text:p>0.963229475</text:p>
          </table:table-cell>
          <table:table-cell/>
          <table:table-cell table:style-name="ce2" office:value-type="float" office:value="12">
            <text:p>12</text:p>
          </table:table-cell>
          <table:table-cell table:style-name="ce2" table:formula="of:= [.Q13]/[.Z13]" office:value-type="float" office:value="0.00455820424665122">
            <text:p>0.0045582042</text:p>
          </table:table-cell>
          <table:table-cell table:style-name="ce2" table:formula="of:=[.AA14]/[.AA13]" office:value-type="float" office:value="1.04012608675114">
            <text:p>1.0401260868</text:p>
          </table:table-cell>
          <table:table-cell table:style-name="ce2" table:number-columns-repeated="99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25">
            <text:p>0.25</text:p>
          </table:table-cell>
          <table:table-cell table:formula="of:=[.C13] + [.B13]*([.A14]-[.A13])" office:value-type="float" office:value="18">
            <text:p>18</text:p>
          </table:table-cell>
          <table:table-cell table:style-name="ce3" table:formula="of:=([.C13]*([.A14]-[.A13])+0.5*[.B13]*POWER(([.A14]-[.A13]);2))+[.D13]" office:value-type="float" office:value="915">
            <text:p>915</text:p>
          </table:table-cell>
          <table:table-cell office:value-type="string">
            <text:p>m</text:p>
          </table:table-cell>
          <table:table-cell/>
          <table:table-cell table:style-name="ce5" office:value-type="float" office:value="0.25">
            <text:p>0.25</text:p>
          </table:table-cell>
          <table:table-cell table:style-name="ce5" office:value-type="float" office:value="20.5">
            <text:p>20.5</text:p>
          </table:table-cell>
          <table:table-cell table:style-name="ce7" office:value-type="float" office:value="1107.5">
            <text:p>1107.5</text:p>
          </table:table-cell>
          <table:table-cell table:style-name="ce7" office:value-type="string">
            <text:p>m</text:p>
          </table:table-cell>
          <table:table-cell table:style-name="ce7" table:number-columns-repeated="5"/>
          <table:table-cell table:style-name="ce5" table:formula="of:=[.P13]+10" office:value-type="float" office:value="120">
            <text:p>120</text:p>
          </table:table-cell>
          <table:table-cell table:formula="of:=([.S15]-[.R14]*[.P15])/(0.5*POWER([.P15];2))" office:value-type="float" office:value="0.0568932857481808">
            <text:p>0.0568932857</text:p>
          </table:table-cell>
          <table:table-cell table:formula="of:=[.R13]+[.Q13]*([.P14]-[.P13])" office:value-type="float" office:value="6.49424411867594">
            <text:p>6.4942441187</text:p>
          </table:table-cell>
          <table:table-cell table:style-name="ce3" table:formula="of:=([.C14]*([.A15]-[.A14])+0.5*[.B14]*POWER(([.A15]-[.A14]);2))+[.D14]" office:value-type="float" office:value="1107.5">
            <text:p>1107.5</text:p>
          </table:table-cell>
          <table:table-cell table:style-name="ce3" table:formula="of:=[.Q14]-[.Q13]" office:value-type="float" office:value="0.00219483478836625">
            <text:p>0.0021948348</text:p>
          </table:table-cell>
          <table:table-cell/>
          <table:table-cell office:value-type="float" office:value="8">
            <text:p>8</text:p>
          </table:table-cell>
          <table:table-cell table:formula="of:=[.Q14]/[.V14]" office:value-type="float" office:value="0.00711166071852261">
            <text:p>0.0071116607</text:p>
          </table:table-cell>
          <table:table-cell table:formula="of:=[.W13]/[.W14]" office:value-type="float" office:value="0.961421901380754">
            <text:p>0.9614219014</text:p>
          </table:table-cell>
          <table:table-cell/>
          <table:table-cell office:value-type="float" office:value="12">
            <text:p>12</text:p>
          </table:table-cell>
          <table:table-cell table:formula="of:= [.Q14]/[.Z14]" office:value-type="float" office:value="0.00474110714568174">
            <text:p>0.0047411071</text:p>
          </table:table-cell>
          <table:table-cell table:formula="of:=[.AA15]/[.AA14]" office:value-type="float" office:value="1.03784568924989">
            <text:p>1.0378456892</text:p>
          </table:table-cell>
          <table:table-cell table:number-columns-repeated="99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25">
            <text:p>0.25</text:p>
          </table:table-cell>
          <table:table-cell table:formula="of:=[.C14] + [.B14]*([.A15]-[.A14])" office:value-type="float" office:value="20.5">
            <text:p>20.5</text:p>
          </table:table-cell>
          <table:table-cell table:style-name="ce3" table:formula="of:=([.C14]*([.A15]-[.A14])+0.5*[.B14]*POWER(([.A15]-[.A14]);2))+[.D14]" office:value-type="float" office:value="1107.5">
            <text:p>1107.5</text:p>
          </table:table-cell>
          <table:table-cell office:value-type="string">
            <text:p>m</text:p>
          </table:table-cell>
          <table:table-cell/>
          <table:table-cell table:style-name="ce5" office:value-type="float" office:value="0.25">
            <text:p>0.25</text:p>
          </table:table-cell>
          <table:table-cell table:style-name="ce5" office:value-type="float" office:value="23">
            <text:p>23</text:p>
          </table:table-cell>
          <table:table-cell table:style-name="ce7" office:value-type="float" office:value="1325">
            <text:p>1325</text:p>
          </table:table-cell>
          <table:table-cell table:style-name="ce7" office:value-type="string">
            <text:p>m</text:p>
          </table:table-cell>
          <table:table-cell table:style-name="ce7" table:number-columns-repeated="5"/>
          <table:table-cell table:style-name="ce5" table:formula="of:=[.P14]+10" office:value-type="float" office:value="130">
            <text:p>130</text:p>
          </table:table-cell>
          <table:table-cell table:formula="of:=([.S16]-[.R15]*[.P16])/(0.5*POWER([.P16];2))" office:value-type="float" office:value="0.0590464513610118">
            <text:p>0.0590464514</text:p>
          </table:table-cell>
          <table:table-cell table:formula="of:=[.R14]+[.Q14]*([.P15]-[.P14])" office:value-type="float" office:value="7.06317697615775">
            <text:p>7.0631769762</text:p>
          </table:table-cell>
          <table:table-cell table:style-name="ce3" table:formula="of:=([.C15]*([.A16]-[.A15])+0.5*[.B15]*POWER(([.A16]-[.A15]);2))+[.D15]" office:value-type="float" office:value="1325">
            <text:p>1325</text:p>
          </table:table-cell>
          <table:table-cell table:style-name="ce3" table:formula="of:=[.Q15]-[.Q14]" office:value-type="float" office:value="0.00215316561283096">
            <text:p>0.0021531656</text:p>
          </table:table-cell>
          <table:table-cell/>
          <table:table-cell office:value-type="float" office:value="8">
            <text:p>8</text:p>
          </table:table-cell>
          <table:table-cell table:formula="of:=[.Q15]/[.V15]" office:value-type="float" office:value="0.00738080642012648">
            <text:p>0.0073808064</text:p>
          </table:table-cell>
          <table:table-cell table:formula="of:=[.W14]/[.W15]" office:value-type="float" office:value="0.963534377372377">
            <text:p>0.9635343774</text:p>
          </table:table-cell>
          <table:table-cell/>
          <table:table-cell office:value-type="float" office:value="12">
            <text:p>12</text:p>
          </table:table-cell>
          <table:table-cell table:formula="of:= [.Q15]/[.Z15]" office:value-type="float" office:value="0.00492053761341765">
            <text:p>0.0049205376</text:p>
          </table:table-cell>
          <table:table-cell table:formula="of:=[.AA16]/[.AA15]" office:value-type="float" office:value="1.03414441523112">
            <text:p>1.0341444152</text:p>
          </table:table-cell>
          <table:table-cell table:number-columns-repeated="99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25">
            <text:p>0.25</text:p>
          </table:table-cell>
          <table:table-cell table:formula="of:=[.C15] + [.B15]*([.A16]-[.A15])" office:value-type="float" office:value="23">
            <text:p>23</text:p>
          </table:table-cell>
          <table:table-cell table:style-name="ce3" table:formula="of:=([.C15]*([.A16]-[.A15])+0.5*[.B15]*POWER(([.A16]-[.A15]);2))+[.D15]" office:value-type="float" office:value="1325">
            <text:p>1325</text:p>
          </table:table-cell>
          <table:table-cell office:value-type="string">
            <text:p>m</text:p>
          </table:table-cell>
          <table:table-cell/>
          <table:table-cell table:style-name="ce6" office:value-type="float" office:value="0.25">
            <text:p>0.25</text:p>
          </table:table-cell>
          <table:table-cell table:style-name="ce6" office:value-type="float" office:value="25.5">
            <text:p>25.5</text:p>
          </table:table-cell>
          <table:table-cell table:style-name="ce8" office:value-type="float" office:value="1567.5">
            <text:p>1567.5</text:p>
          </table:table-cell>
          <table:table-cell table:style-name="ce8" office:value-type="string">
            <text:p>m</text:p>
          </table:table-cell>
          <table:table-cell table:style-name="ce8" table:number-columns-repeated="5"/>
          <table:table-cell table:style-name="ce5" table:formula="of:=[.P15]+10" office:value-type="float" office:value="140">
            <text:p>140</text:p>
          </table:table-cell>
          <table:table-cell table:formula="of:=([.S17]-[.R16]*[.P17])/(0.5*POWER([.P17];2))" office:value-type="float" office:value="0.0610625579142063">
            <text:p>0.0610625579</text:p>
          </table:table-cell>
          <table:table-cell table:formula="of:=[.R15]+[.Q15]*([.P16]-[.P15])" office:value-type="float" office:value="7.65364148976786">
            <text:p>7.6536414898</text:p>
          </table:table-cell>
          <table:table-cell table:style-name="ce3" table:formula="of:=([.C16]*([.A17]-[.A16])+0.5*[.B16]*POWER(([.A17]-[.A16]);2))+[.D16]" office:value-type="float" office:value="1567.5">
            <text:p>1567.5</text:p>
          </table:table-cell>
          <table:table-cell table:style-name="ce3" table:formula="of:=[.Q16]-[.Q15]" office:value-type="float" office:value="0.00201610655319446">
            <text:p>0.0020161066</text:p>
          </table:table-cell>
          <table:table-cell/>
          <table:table-cell office:value-type="float" office:value="8">
            <text:p>8</text:p>
          </table:table-cell>
          <table:table-cell table:formula="of:=[.Q16]/[.V16]" office:value-type="float" office:value="0.00763281973927578">
            <text:p>0.0076328197</text:p>
          </table:table-cell>
          <table:table-cell table:formula="of:=[.W15]/[.W16]" office:value-type="float" office:value="0.966982933207169">
            <text:p>0.9669829332</text:p>
          </table:table-cell>
          <table:table-cell/>
          <table:table-cell office:value-type="float" office:value="12">
            <text:p>12</text:p>
          </table:table-cell>
          <table:table-cell table:formula="of:= [.Q16]/[.Z16]" office:value-type="float" office:value="0.00508854649285052">
            <text:p>0.0050885465</text:p>
          </table:table-cell>
          <table:table-cell table:formula="of:=[.AA17]/[.AA16]" office:value-type="float" office:value="1.03341415417426">
            <text:p>1.0334141542</text:p>
          </table:table-cell>
          <table:table-cell table:number-columns-repeated="996"/>
        </table:table-row>
        <table:table-row table:style-name="ro1">
          <table:table-cell table:style-name="ce2" office:value-type="float" office:value="140">
            <text:p>140</text:p>
          </table:table-cell>
          <table:table-cell table:style-name="ce2" office:value-type="float" office:value="0.25">
            <text:p>0.25</text:p>
          </table:table-cell>
          <table:table-cell table:style-name="ce2" table:formula="of:=[.C16] + [.B16]*([.A17]-[.A16])" office:value-type="float" office:value="25.5">
            <text:p>25.5</text:p>
          </table:table-cell>
          <table:table-cell table:style-name="ce4" table:formula="of:=([.C16]*([.A17]-[.A16])+0.5*[.B16]*POWER(([.A17]-[.A16]);2))+[.D16]" office:value-type="float" office:value="1567.5">
            <text:p>1567.5</text:p>
          </table:table-cell>
          <table:table-cell table:style-name="ce2" office:value-type="string">
            <text:p>m</text:p>
          </table:table-cell>
          <table:table-cell table:style-name="ce2"/>
          <table:table-cell table:style-name="ce5" office:value-type="float" office:value="0.3">
            <text:p>0.3</text:p>
          </table:table-cell>
          <table:table-cell table:style-name="ce5" office:value-type="float" office:value="28">
            <text:p>28</text:p>
          </table:table-cell>
          <table:table-cell table:style-name="ce7" office:value-type="float" office:value="1835">
            <text:p>1835</text:p>
          </table:table-cell>
          <table:table-cell table:style-name="ce7" office:value-type="string">
            <text:p>m</text:p>
          </table:table-cell>
          <table:table-cell table:style-name="ce7" table:number-columns-repeated="5"/>
          <table:table-cell table:style-name="ce5" table:formula="of:=[.P16]+10" office:value-type="float" office:value="150">
            <text:p>150</text:p>
          </table:table-cell>
          <table:table-cell table:formula="of:=([.S18]-[.R17]*[.P18])/(0.5*POWER([.P18];2))" office:value-type="float" office:value="0.0631029116386259">
            <text:p>0.0631029116</text:p>
          </table:table-cell>
          <table:table-cell table:formula="of:=[.R16]+[.Q16]*([.P17]-[.P16])" office:value-type="float" office:value="8.26426706890993">
            <text:p>8.2642670689</text:p>
          </table:table-cell>
          <table:table-cell table:style-name="ce3" table:formula="of:=([.C17]*([.A18]-[.A17])+0.5*[.B17]*POWER(([.A18]-[.A17]);2))+[.D17]" office:value-type="float" office:value="1835">
            <text:p>1835</text:p>
          </table:table-cell>
          <table:table-cell table:style-name="ce3" table:formula="of:=[.Q17]-[.Q16]" office:value-type="float" office:value="0.00204035372441968">
            <text:p>0.0020403537</text:p>
          </table:table-cell>
          <table:table-cell/>
          <table:table-cell table:style-name="ce2" office:value-type="float" office:value="8">
            <text:p>8</text:p>
          </table:table-cell>
          <table:table-cell table:style-name="ce2" table:formula="of:=[.Q17]/[.V17]" office:value-type="float" office:value="0.00788786395482824">
            <text:p>0.007887864</text:p>
          </table:table-cell>
          <table:table-cell table:formula="of:=[.W16]/[.W17]" office:value-type="float" office:value="0.967666250709567">
            <text:p>0.9676662507</text:p>
          </table:table-cell>
          <table:table-cell/>
          <table:table-cell table:style-name="ce2" office:value-type="float" office:value="12">
            <text:p>12</text:p>
          </table:table-cell>
          <table:table-cell table:style-name="ce2" table:formula="of:= [.Q17]/[.Z17]" office:value-type="float" office:value="0.0052585759698855">
            <text:p>0.005258576</text:p>
          </table:table-cell>
          <table:table-cell table:style-name="ce2" table:formula="of:=[.AA18]/[.AA17]" office:value-type="float" office:value="1.03395625845041">
            <text:p>1.0339562585</text:p>
          </table:table-cell>
          <table:table-cell table:style-name="ce2" table:number-columns-repeated="99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3">
            <text:p>0.3</text:p>
          </table:table-cell>
          <table:table-cell table:formula="of:=[.C17] + [.B17]*([.A18]-[.A17])" office:value-type="float" office:value="28">
            <text:p>28</text:p>
          </table:table-cell>
          <table:table-cell table:style-name="ce3" table:formula="of:=([.C17]*([.A18]-[.A17])+0.5*[.B17]*POWER(([.A18]-[.A17]);2))+[.D17]" office:value-type="float" office:value="1835">
            <text:p>1835</text:p>
          </table:table-cell>
          <table:table-cell office:value-type="string">
            <text:p>m</text:p>
          </table:table-cell>
          <table:table-cell/>
          <table:table-cell table:style-name="ce5" office:value-type="float" office:value="0.3">
            <text:p>0.3</text:p>
          </table:table-cell>
          <table:table-cell table:style-name="ce5" office:value-type="float" office:value="31">
            <text:p>31</text:p>
          </table:table-cell>
          <table:table-cell table:style-name="ce7" office:value-type="float" office:value="2130">
            <text:p>2130</text:p>
          </table:table-cell>
          <table:table-cell table:style-name="ce7" office:value-type="string">
            <text:p>m</text:p>
          </table:table-cell>
          <table:table-cell table:style-name="ce7" table:number-columns-repeated="5"/>
          <table:table-cell table:style-name="ce5" table:formula="of:=[.P17]+10" office:value-type="float" office:value="160">
            <text:p>160</text:p>
          </table:table-cell>
          <table:table-cell table:formula="of:=([.S19]-[.R18]*[.P19])/(0.5*POWER([.P19];2))" office:value-type="float" office:value="0.0652456504152006">
            <text:p>0.0652456504</text:p>
          </table:table-cell>
          <table:table-cell table:formula="of:=[.R17]+[.Q17]*([.P18]-[.P17])" office:value-type="float" office:value="8.89529618529618">
            <text:p>8.8952961853</text:p>
          </table:table-cell>
          <table:table-cell table:style-name="ce3" table:formula="of:=([.C18]*([.A19]-[.A18])+0.5*[.B18]*POWER(([.A19]-[.A18]);2))+[.D18]" office:value-type="float" office:value="2130">
            <text:p>2130</text:p>
          </table:table-cell>
          <table:table-cell table:style-name="ce3" table:formula="of:=[.Q18]-[.Q17]" office:value-type="float" office:value="0.00214273877657467">
            <text:p>0.0021427388</text:p>
          </table:table-cell>
          <table:table-cell/>
          <table:table-cell office:value-type="float" office:value="8">
            <text:p>8</text:p>
          </table:table-cell>
          <table:table-cell table:formula="of:=[.Q18]/[.V18]" office:value-type="float" office:value="0.00815570630190008">
            <text:p>0.0081557063</text:p>
          </table:table-cell>
          <table:table-cell table:formula="of:=[.W17]/[.W18]" office:value-type="float" office:value="0.967158902349214">
            <text:p>0.9671589023</text:p>
          </table:table-cell>
          <table:table-cell/>
          <table:table-cell office:value-type="float" office:value="12">
            <text:p>12</text:p>
          </table:table-cell>
          <table:table-cell table:formula="of:= [.Q18]/[.Z18]" office:value-type="float" office:value="0.00543713753460005">
            <text:p>0.0054371375</text:p>
          </table:table-cell>
          <table:table-cell table:formula="of:=[.AA19]/[.AA18]" office:value-type="float" office:value="1.03256920117839">
            <text:p>1.0325692012</text:p>
          </table:table-cell>
          <table:table-cell table:number-columns-repeated="99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3">
            <text:p>0.3</text:p>
          </table:table-cell>
          <table:table-cell table:formula="of:=[.C18] + [.B18]*([.A19]-[.A18])" office:value-type="float" office:value="31">
            <text:p>31</text:p>
          </table:table-cell>
          <table:table-cell table:style-name="ce3" table:formula="of:=([.C18]*([.A19]-[.A18])+0.5*[.B18]*POWER(([.A19]-[.A18]);2))+[.D18]" office:value-type="float" office:value="2130">
            <text:p>2130</text:p>
          </table:table-cell>
          <table:table-cell office:value-type="string">
            <text:p>m</text:p>
          </table:table-cell>
          <table:table-cell/>
          <table:table-cell table:style-name="ce5" office:value-type="float" office:value="0.3">
            <text:p>0.3</text:p>
          </table:table-cell>
          <table:table-cell table:style-name="ce5" office:value-type="float" office:value="34">
            <text:p>34</text:p>
          </table:table-cell>
          <table:table-cell table:style-name="ce7" office:value-type="float" office:value="2455">
            <text:p>2455</text:p>
          </table:table-cell>
          <table:table-cell table:style-name="ce7" office:value-type="string">
            <text:p>m</text:p>
          </table:table-cell>
          <table:table-cell table:style-name="ce7" table:number-columns-repeated="5"/>
          <table:table-cell table:style-name="ce5" table:formula="of:=[.P18]+10" office:value-type="float" office:value="170">
            <text:p>170</text:p>
          </table:table-cell>
          <table:table-cell table:formula="of:=([.S20]-[.R19]*[.P20])/(0.5*POWER([.P20];2))" office:value-type="float" office:value="0.067370649129588">
            <text:p>0.0673706491</text:p>
          </table:table-cell>
          <table:table-cell table:formula="of:=[.R18]+[.Q18]*([.P19]-[.P18])" office:value-type="float" office:value="9.54775268944819">
            <text:p>9.5477526894</text:p>
          </table:table-cell>
          <table:table-cell table:style-name="ce3" table:formula="of:=([.C19]*([.A20]-[.A19])+0.5*[.B19]*POWER(([.A20]-[.A19]);2))+[.D19]" office:value-type="float" office:value="2455">
            <text:p>2455</text:p>
          </table:table-cell>
          <table:table-cell table:style-name="ce3" table:formula="of:=[.Q19]-[.Q18]" office:value-type="float" office:value="0.0021249987143874">
            <text:p>0.0021249987</text:p>
          </table:table-cell>
          <table:table-cell/>
          <table:table-cell office:value-type="float" office:value="8">
            <text:p>8</text:p>
          </table:table-cell>
          <table:table-cell table:formula="of:=[.Q19]/[.V19]" office:value-type="float" office:value="0.0084213311411985">
            <text:p>0.0084213311</text:p>
          </table:table-cell>
          <table:table-cell table:formula="of:=[.W18]/[.W19]" office:value-type="float" office:value="0.968458093519331">
            <text:p>0.9684580935</text:p>
          </table:table-cell>
          <table:table-cell/>
          <table:table-cell office:value-type="float" office:value="12">
            <text:p>12</text:p>
          </table:table-cell>
          <table:table-cell table:formula="of:= [.Q19]/[.Z19]" office:value-type="float" office:value="0.005614220760799">
            <text:p>0.0056142208</text:p>
          </table:table-cell>
          <table:table-cell table:formula="of:=[.AA20]/[.AA19]" office:value-type="float" office:value="1.0303300321489">
            <text:p>1.0303300321</text:p>
          </table:table-cell>
          <table:table-cell table:number-columns-repeated="99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3">
            <text:p>0.3</text:p>
          </table:table-cell>
          <table:table-cell table:formula="of:=[.C19] + [.B19]*([.A20]-[.A19])" office:value-type="float" office:value="34">
            <text:p>34</text:p>
          </table:table-cell>
          <table:table-cell table:style-name="ce3" table:formula="of:=([.C19]*([.A20]-[.A19])+0.5*[.B19]*POWER(([.A20]-[.A19]);2))+[.D19]" office:value-type="float" office:value="2455">
            <text:p>2455</text:p>
          </table:table-cell>
          <table:table-cell office:value-type="string">
            <text:p>m</text:p>
          </table:table-cell>
          <table:table-cell/>
          <table:table-cell table:style-name="ce5" office:value-type="float" office:value="0.3">
            <text:p>0.3</text:p>
          </table:table-cell>
          <table:table-cell table:style-name="ce5" office:value-type="float" office:value="37">
            <text:p>37</text:p>
          </table:table-cell>
          <table:table-cell table:style-name="ce7" office:value-type="float" office:value="2810">
            <text:p>2810</text:p>
          </table:table-cell>
          <table:table-cell table:style-name="ce7" office:value-type="string">
            <text:p>m</text:p>
          </table:table-cell>
          <table:table-cell table:style-name="ce7" table:number-columns-repeated="5"/>
          <table:table-cell table:style-name="ce5" table:formula="of:=[.P19]+10" office:value-type="float" office:value="180">
            <text:p>180</text:p>
          </table:table-cell>
          <table:table-cell table:formula="of:=([.S21]-[.R20]*[.P21])/(0.5*POWER([.P21];2))" office:value-type="float" office:value="0.0694140030835804">
            <text:p>0.0694140031</text:p>
          </table:table-cell>
          <table:table-cell table:formula="of:=[.R19]+[.Q19]*([.P20]-[.P19])" office:value-type="float" office:value="10.2214591807441">
            <text:p>10.2214591807</text:p>
          </table:table-cell>
          <table:table-cell table:style-name="ce3" table:formula="of:=([.C20]*([.A21]-[.A20])+0.5*[.B20]*POWER(([.A21]-[.A20]);2))+[.D20]" office:value-type="float" office:value="2810">
            <text:p>2810</text:p>
          </table:table-cell>
          <table:table-cell table:style-name="ce3" table:formula="of:=[.Q20]-[.Q19]" office:value-type="float" office:value="0.00204335395399242">
            <text:p>0.002043354</text:p>
          </table:table-cell>
          <table:table-cell/>
          <table:table-cell office:value-type="float" office:value="8">
            <text:p>8</text:p>
          </table:table-cell>
          <table:table-cell table:formula="of:=[.Q20]/[.V20]" office:value-type="float" office:value="0.00867675038544756">
            <text:p>0.0086767504</text:p>
          </table:table-cell>
          <table:table-cell table:formula="of:=[.W19]/[.W20]" office:value-type="float" office:value="0.970562799100751">
            <text:p>0.9705627991</text:p>
          </table:table-cell>
          <table:table-cell/>
          <table:table-cell office:value-type="float" office:value="12">
            <text:p>12</text:p>
          </table:table-cell>
          <table:table-cell table:formula="of:= [.Q20]/[.Z20]" office:value-type="float" office:value="0.00578450025696504">
            <text:p>0.0057845003</text:p>
          </table:table-cell>
          <table:table-cell table:formula="of:=[.AA21]/[.AA20]" office:value-type="float" office:value="1.02960504666683">
            <text:p>1.0296050467</text:p>
          </table:table-cell>
          <table:table-cell table:number-columns-repeated="99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3">
            <text:p>0.3</text:p>
          </table:table-cell>
          <table:table-cell table:formula="of:=[.C20] + [.B20]*([.A21]-[.A20])" office:value-type="float" office:value="37">
            <text:p>37</text:p>
          </table:table-cell>
          <table:table-cell table:style-name="ce3" table:formula="of:=([.C20]*([.A21]-[.A20])+0.5*[.B20]*POWER(([.A21]-[.A20]);2))+[.D20]" office:value-type="float" office:value="2810">
            <text:p>2810</text:p>
          </table:table-cell>
          <table:table-cell office:value-type="string">
            <text:p>m</text:p>
          </table:table-cell>
          <table:table-cell/>
          <table:table-cell table:style-name="ce6" office:value-type="float" office:value="0.35">
            <text:p>0.35</text:p>
          </table:table-cell>
          <table:table-cell table:style-name="ce6" office:value-type="float" office:value="40">
            <text:p>40</text:p>
          </table:table-cell>
          <table:table-cell table:style-name="ce8" office:value-type="float" office:value="3195">
            <text:p>3195</text:p>
          </table:table-cell>
          <table:table-cell table:style-name="ce8" office:value-type="string">
            <text:p>m</text:p>
          </table:table-cell>
          <table:table-cell table:style-name="ce8" table:number-columns-repeated="5"/>
          <table:table-cell table:style-name="ce5" table:formula="of:=[.P20]+10" office:value-type="float" office:value="190">
            <text:p>190</text:p>
          </table:table-cell>
          <table:table-cell table:formula="of:=([.S22]-[.R21]*[.P22])/(0.5*POWER([.P22];2))" office:value-type="float" office:value="0.0714690078842013">
            <text:p>0.0714690079</text:p>
          </table:table-cell>
          <table:table-cell table:formula="of:=[.R20]+[.Q20]*([.P21]-[.P20])" office:value-type="float" office:value="10.9155992115799">
            <text:p>10.9155992116</text:p>
          </table:table-cell>
          <table:table-cell table:style-name="ce3" table:formula="of:=([.C21]*([.A22]-[.A21])+0.5*[.B21]*POWER(([.A22]-[.A21]);2))+[.D21]" office:value-type="float" office:value="3195">
            <text:p>3195</text:p>
          </table:table-cell>
          <table:table-cell table:style-name="ce3" table:formula="of:=[.Q21]-[.Q20]" office:value-type="float" office:value="0.00205500480062082">
            <text:p>0.0020550048</text:p>
          </table:table-cell>
          <table:table-cell/>
          <table:table-cell office:value-type="float" office:value="8">
            <text:p>8</text:p>
          </table:table-cell>
          <table:table-cell table:formula="of:=[.Q21]/[.V21]" office:value-type="float" office:value="0.00893362598552516">
            <text:p>0.008933626</text:p>
          </table:table-cell>
          <table:table-cell table:formula="of:=[.W20]/[.W21]" office:value-type="float" office:value="0.971246210609912">
            <text:p>0.9712462106</text:p>
          </table:table-cell>
          <table:table-cell/>
          <table:table-cell office:value-type="float" office:value="12">
            <text:p>12</text:p>
          </table:table-cell>
          <table:table-cell table:formula="of:= [.Q21]/[.Z21]" office:value-type="float" office:value="0.00595575065701677">
            <text:p>0.0059557507</text:p>
          </table:table-cell>
          <table:table-cell table:formula="of:=[.AA22]/[.AA21]" office:value-type="float" office:value="1.02966423861728">
            <text:p>1.0296642386</text:p>
          </table:table-cell>
          <table:table-cell table:number-columns-repeated="996"/>
        </table:table-row>
        <table:table-row table:style-name="ro1">
          <table:table-cell table:style-name="ce2" office:value-type="float" office:value="190">
            <text:p>190</text:p>
          </table:table-cell>
          <table:table-cell table:style-name="ce2" office:value-type="float" office:value="0.35">
            <text:p>0.35</text:p>
          </table:table-cell>
          <table:table-cell table:style-name="ce2" table:formula="of:=[.C21] + [.B21]*([.A22]-[.A21])" office:value-type="float" office:value="40">
            <text:p>40</text:p>
          </table:table-cell>
          <table:table-cell table:style-name="ce4" table:formula="of:=([.C21]*([.A22]-[.A21])+0.5*[.B21]*POWER(([.A22]-[.A21]);2))+[.D21]" office:value-type="float" office:value="3195">
            <text:p>3195</text:p>
          </table:table-cell>
          <table:table-cell table:style-name="ce2" office:value-type="string">
            <text:p>m</text:p>
          </table:table-cell>
          <table:table-cell table:style-name="ce2"/>
          <table:table-cell table:style-name="ce5" office:value-type="float" office:value="0.35">
            <text:p>0.35</text:p>
          </table:table-cell>
          <table:table-cell table:style-name="ce5" office:value-type="float" office:value="43.5">
            <text:p>43.5</text:p>
          </table:table-cell>
          <table:table-cell table:style-name="ce7" office:value-type="float" office:value="3612.5">
            <text:p>3612.5</text:p>
          </table:table-cell>
          <table:table-cell table:style-name="ce7" office:value-type="string">
            <text:p>m</text:p>
          </table:table-cell>
          <table:table-cell table:style-name="ce7" table:number-columns-repeated="5"/>
          <table:table-cell table:style-name="ce5" table:formula="of:=[.P21]+10" office:value-type="float" office:value="200">
            <text:p>200</text:p>
          </table:table-cell>
          <table:table-cell table:formula="of:=([.S23]-[.R22]*[.P23])/(0.5*POWER([.P23];2))" office:value-type="float" office:value="0.0735890815878188">
            <text:p>0.0735890816</text:p>
          </table:table-cell>
          <table:table-cell table:formula="of:=[.R21]+[.Q21]*([.P22]-[.P21])" office:value-type="float" office:value="11.6302892904219">
            <text:p>11.6302892904</text:p>
          </table:table-cell>
          <table:table-cell table:style-name="ce3" table:formula="of:=([.C22]*([.A23]-[.A22])+0.5*[.B22]*POWER(([.A23]-[.A22]);2))+[.D22]" office:value-type="float" office:value="3612.5">
            <text:p>3612.5</text:p>
          </table:table-cell>
          <table:table-cell table:style-name="ce3" table:formula="of:=[.Q22]-[.Q21]" office:value-type="float" office:value="0.0021200737036175">
            <text:p>0.0021200737</text:p>
          </table:table-cell>
          <table:table-cell/>
          <table:table-cell table:style-name="ce2" office:value-type="float" office:value="8">
            <text:p>8</text:p>
          </table:table-cell>
          <table:table-cell table:style-name="ce2" table:formula="of:=[.Q22]/[.V22]" office:value-type="float" office:value="0.00919863519847734">
            <text:p>0.0091986352</text:p>
          </table:table-cell>
          <table:table-cell table:formula="of:=[.W21]/[.W22]" office:value-type="float" office:value="0.971190376916344">
            <text:p>0.9711903769</text:p>
          </table:table-cell>
          <table:table-cell/>
          <table:table-cell table:style-name="ce2" office:value-type="float" office:value="12">
            <text:p>12</text:p>
          </table:table-cell>
          <table:table-cell table:style-name="ce2" table:formula="of:= [.Q22]/[.Z22]" office:value-type="float" office:value="0.00613242346565156">
            <text:p>0.0061324235</text:p>
          </table:table-cell>
          <table:table-cell table:style-name="ce2" table:formula="of:=[.AA23]/[.AA22]" office:value-type="float" office:value="1.02868542356006">
            <text:p>1.0286854236</text:p>
          </table:table-cell>
          <table:table-cell table:style-name="ce2" table:number-columns-repeated="99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35">
            <text:p>0.35</text:p>
          </table:table-cell>
          <table:table-cell table:formula="of:=[.C22] + [.B22]*([.A23]-[.A22])" office:value-type="float" office:value="43.5">
            <text:p>43.5</text:p>
          </table:table-cell>
          <table:table-cell table:style-name="ce3" table:formula="of:=([.C22]*([.A23]-[.A22])+0.5*[.B22]*POWER(([.A23]-[.A22]);2))+[.D22]" office:value-type="float" office:value="3612.5">
            <text:p>3612.5</text:p>
          </table:table-cell>
          <table:table-cell office:value-type="string">
            <text:p>m</text:p>
          </table:table-cell>
          <table:table-cell/>
          <table:table-cell table:style-name="ce5" office:value-type="float" office:value="0.35">
            <text:p>0.35</text:p>
          </table:table-cell>
          <table:table-cell table:style-name="ce5" office:value-type="float" office:value="47">
            <text:p>47</text:p>
          </table:table-cell>
          <table:table-cell table:style-name="ce7" office:value-type="float" office:value="4065">
            <text:p>4065</text:p>
          </table:table-cell>
          <table:table-cell table:style-name="ce7" office:value-type="string">
            <text:p>m</text:p>
          </table:table-cell>
          <table:table-cell table:style-name="ce7" table:number-columns-repeated="5"/>
          <table:table-cell table:style-name="ce5" table:formula="of:=[.P22]+10" office:value-type="float" office:value="210">
            <text:p>210</text:p>
          </table:table-cell>
          <table:table-cell table:formula="of:=([.S24]-[.R23]*[.P24])/(0.5*POWER([.P24];2))" office:value-type="float" office:value="0.0757000155625613">
            <text:p>0.0757000156</text:p>
          </table:table-cell>
          <table:table-cell table:formula="of:=[.R22]+[.Q22]*([.P23]-[.P22])" office:value-type="float" office:value="12.3661801063001">
            <text:p>12.3661801063</text:p>
          </table:table-cell>
          <table:table-cell table:style-name="ce3" table:formula="of:=([.C23]*([.A24]-[.A23])+0.5*[.B23]*POWER(([.A24]-[.A23]);2))+[.D23]" office:value-type="float" office:value="4065">
            <text:p>4065</text:p>
          </table:table-cell>
          <table:table-cell table:style-name="ce3" table:formula="of:=[.Q23]-[.Q22]" office:value-type="float" office:value="0.00211093397474255">
            <text:p>0.002110934</text:p>
          </table:table-cell>
          <table:table-cell/>
          <table:table-cell office:value-type="float" office:value="8">
            <text:p>8</text:p>
          </table:table-cell>
          <table:table-cell table:formula="of:=[.Q23]/[.V23]" office:value-type="float" office:value="0.00946250194532016">
            <text:p>0.0094625019</text:p>
          </table:table-cell>
          <table:table-cell table:formula="of:=[.W22]/[.W23]" office:value-type="float" office:value="0.972114484269848">
            <text:p>0.9721144843</text:p>
          </table:table-cell>
          <table:table-cell/>
          <table:table-cell office:value-type="float" office:value="12">
            <text:p>12</text:p>
          </table:table-cell>
          <table:table-cell table:formula="of:= [.Q23]/[.Z23]" office:value-type="float" office:value="0.00630833463021344">
            <text:p>0.0063083346</text:p>
          </table:table-cell>
          <table:table-cell table:formula="of:=[.AA24]/[.AA23]" office:value-type="float" office:value="1.02717078755462">
            <text:p>1.0271707876</text:p>
          </table:table-cell>
          <table:table-cell table:number-columns-repeated="99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35">
            <text:p>0.35</text:p>
          </table:table-cell>
          <table:table-cell table:formula="of:=[.C23] + [.B23]*([.A24]-[.A23])" office:value-type="float" office:value="47">
            <text:p>47</text:p>
          </table:table-cell>
          <table:table-cell table:style-name="ce3" table:formula="of:=([.C23]*([.A24]-[.A23])+0.5*[.B23]*POWER(([.A24]-[.A23]);2))+[.D23]" office:value-type="float" office:value="4065">
            <text:p>4065</text:p>
          </table:table-cell>
          <table:table-cell office:value-type="string">
            <text:p>m</text:p>
          </table:table-cell>
          <table:table-cell/>
          <table:table-cell table:style-name="ce5" office:value-type="float" office:value="0.35">
            <text:p>0.35</text:p>
          </table:table-cell>
          <table:table-cell table:style-name="ce5" office:value-type="float" office:value="50.5">
            <text:p>50.5</text:p>
          </table:table-cell>
          <table:table-cell table:style-name="ce7" office:value-type="float" office:value="4552.5">
            <text:p>4552.5</text:p>
          </table:table-cell>
          <table:table-cell table:style-name="ce7" office:value-type="string">
            <text:p>m</text:p>
          </table:table-cell>
          <table:table-cell table:style-name="ce7" table:number-columns-repeated="5"/>
          <table:table-cell table:style-name="ce5" table:formula="of:=[.P23]+10" office:value-type="float" office:value="220">
            <text:p>220</text:p>
          </table:table-cell>
          <table:table-cell table:formula="of:=([.S25]-[.R24]*[.P25])/(0.5*POWER([.P25];2))" office:value-type="float" office:value="0.0777568446032927">
            <text:p>0.0777568446</text:p>
          </table:table-cell>
          <table:table-cell table:formula="of:=[.R23]+[.Q23]*([.P24]-[.P23])" office:value-type="float" office:value="13.1231802619257">
            <text:p>13.1231802619</text:p>
          </table:table-cell>
          <table:table-cell table:style-name="ce3" table:formula="of:=([.C24]*([.A25]-[.A24])+0.5*[.B24]*POWER(([.A25]-[.A24]);2))+[.D24]" office:value-type="float" office:value="4552.5">
            <text:p>4552.5</text:p>
          </table:table-cell>
          <table:table-cell table:style-name="ce3" table:formula="of:=[.Q24]-[.Q23]" office:value-type="float" office:value="0.0020568290407314">
            <text:p>0.002056829</text:p>
          </table:table-cell>
          <table:table-cell/>
          <table:table-cell office:value-type="float" office:value="8">
            <text:p>8</text:p>
          </table:table-cell>
          <table:table-cell table:formula="of:=[.Q24]/[.V24]" office:value-type="float" office:value="0.00971960557541159">
            <text:p>0.0097196056</text:p>
          </table:table-cell>
          <table:table-cell table:formula="of:=[.W23]/[.W24]" office:value-type="float" office:value="0.9735479358605">
            <text:p>0.9735479359</text:p>
          </table:table-cell>
          <table:table-cell/>
          <table:table-cell office:value-type="float" office:value="12">
            <text:p>12</text:p>
          </table:table-cell>
          <table:table-cell table:formula="of:= [.Q24]/[.Z24]" office:value-type="float" office:value="0.00647973705027439">
            <text:p>0.0064797371</text:p>
          </table:table-cell>
          <table:table-cell table:formula="of:=[.AA25]/[.AA24]" office:value-type="float" office:value="1.02541897767503">
            <text:p>1.0254189777</text:p>
          </table:table-cell>
          <table:table-cell table:number-columns-repeated="99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35">
            <text:p>0.35</text:p>
          </table:table-cell>
          <table:table-cell table:formula="of:=[.C24] + [.B24]*([.A25]-[.A24])" office:value-type="float" office:value="50.5">
            <text:p>50.5</text:p>
          </table:table-cell>
          <table:table-cell table:style-name="ce3" table:formula="of:=([.C24]*([.A25]-[.A24])+0.5*[.B24]*POWER(([.A25]-[.A24]);2))+[.D24]" office:value-type="float" office:value="4552.5">
            <text:p>4552.5</text:p>
          </table:table-cell>
          <table:table-cell office:value-type="string">
            <text:p>m</text:p>
          </table:table-cell>
          <table:table-cell/>
          <table:table-cell table:style-name="ce5" office:value-type="float" office:value="0.35">
            <text:p>0.35</text:p>
          </table:table-cell>
          <table:table-cell table:style-name="ce5" office:value-type="float" office:value="54">
            <text:p>54</text:p>
          </table:table-cell>
          <table:table-cell table:style-name="ce7" office:value-type="float" office:value="5075">
            <text:p>5075</text:p>
          </table:table-cell>
          <table:table-cell table:style-name="ce7" office:value-type="string">
            <text:p>m</text:p>
          </table:table-cell>
          <table:table-cell table:style-name="ce7" table:number-columns-repeated="5"/>
          <table:table-cell table:style-name="ce5" table:formula="of:=[.P24]+10" office:value-type="float" office:value="230">
            <text:p>230</text:p>
          </table:table-cell>
          <table:table-cell table:formula="of:=([.S26]-[.R25]*[.P26])/(0.5*POWER([.P26];2))" office:value-type="float" office:value="0.0797333441003449">
            <text:p>0.0797333441</text:p>
          </table:table-cell>
          <table:table-cell table:formula="of:=[.R24]+[.Q24]*([.P25]-[.P24])" office:value-type="float" office:value="13.9007487079586">
            <text:p>13.900748708</text:p>
          </table:table-cell>
          <table:table-cell table:style-name="ce3" table:formula="of:=([.C25]*([.A26]-[.A25])+0.5*[.B25]*POWER(([.A26]-[.A25]);2))+[.D25]" office:value-type="float" office:value="5075">
            <text:p>5075</text:p>
          </table:table-cell>
          <table:table-cell table:style-name="ce3" table:formula="of:=[.Q25]-[.Q24]" office:value-type="float" office:value="0.00197649949705218">
            <text:p>0.0019764995</text:p>
          </table:table-cell>
          <table:table-cell/>
          <table:table-cell office:value-type="float" office:value="8">
            <text:p>8</text:p>
          </table:table-cell>
          <table:table-cell table:formula="of:=[.Q25]/[.V25]" office:value-type="float" office:value="0.00996666801254311">
            <text:p>0.009966668</text:p>
          </table:table-cell>
          <table:table-cell table:formula="of:=[.W24]/[.W25]" office:value-type="float" office:value="0.975211130056645">
            <text:p>0.9752111301</text:p>
          </table:table-cell>
          <table:table-cell/>
          <table:table-cell office:value-type="float" office:value="12">
            <text:p>12</text:p>
          </table:table-cell>
          <table:table-cell table:formula="of:= [.Q25]/[.Z25]" office:value-type="float" office:value="0.00664444534169541">
            <text:p>0.0066444453</text:p>
          </table:table-cell>
          <table:table-cell table:formula="of:=[.AA26]/[.AA25]" office:value-type="float" office:value="1.02360365953785">
            <text:p>1.0236036595</text:p>
          </table:table-cell>
          <table:table-cell table:number-columns-repeated="99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35">
            <text:p>0.35</text:p>
          </table:table-cell>
          <table:table-cell table:formula="of:=[.C25] + [.B25]*([.A26]-[.A25])" office:value-type="float" office:value="54">
            <text:p>54</text:p>
          </table:table-cell>
          <table:table-cell table:style-name="ce3" table:formula="of:=([.C25]*([.A26]-[.A25])+0.5*[.B25]*POWER(([.A26]-[.A25]);2))+[.D25]" office:value-type="float" office:value="5075">
            <text:p>5075</text:p>
          </table:table-cell>
          <table:table-cell office:value-type="string">
            <text:p>m</text:p>
          </table:table-cell>
          <table:table-cell/>
          <table:table-cell table:style-name="ce6" office:value-type="float" office:value="0.35">
            <text:p>0.35</text:p>
          </table:table-cell>
          <table:table-cell table:style-name="ce6" office:value-type="float" office:value="57.5">
            <text:p>57.5</text:p>
          </table:table-cell>
          <table:table-cell table:style-name="ce8" office:value-type="float" office:value="5632.5">
            <text:p>5632.5</text:p>
          </table:table-cell>
          <table:table-cell table:style-name="ce8" office:value-type="string">
            <text:p>m</text:p>
          </table:table-cell>
          <table:table-cell table:style-name="ce8" table:number-columns-repeated="5"/>
          <table:table-cell table:style-name="ce5" table:formula="of:=[.P25]+10" office:value-type="float" office:value="240">
            <text:p>240</text:p>
          </table:table-cell>
          <table:table-cell table:formula="of:=([.S27]-[.R26]*[.P27])/(0.5*POWER([.P27];2))" office:value-type="float" office:value="0.0816153428083035">
            <text:p>0.0816153428</text:p>
          </table:table-cell>
          <table:table-cell table:formula="of:=[.R25]+[.Q25]*([.P26]-[.P25])" office:value-type="float" office:value="14.6980821489621">
            <text:p>14.698082149</text:p>
          </table:table-cell>
          <table:table-cell table:style-name="ce3" table:formula="of:=([.C26]*([.A27]-[.A26])+0.5*[.B26]*POWER(([.A27]-[.A26]);2))+[.D26]" office:value-type="float" office:value="5632.5">
            <text:p>5632.5</text:p>
          </table:table-cell>
          <table:table-cell table:style-name="ce3" table:formula="of:=[.Q26]-[.Q25]" office:value-type="float" office:value="0.00188199870795862">
            <text:p>0.0018819987</text:p>
          </table:table-cell>
          <table:table-cell/>
          <table:table-cell office:value-type="float" office:value="8">
            <text:p>8</text:p>
          </table:table-cell>
          <table:table-cell table:formula="of:=[.Q26]/[.V26]" office:value-type="float" office:value="0.0102019178510379">
            <text:p>0.0102019179</text:p>
          </table:table-cell>
          <table:table-cell table:formula="of:=[.W25]/[.W26]" office:value-type="float" office:value="0.97694062607347">
            <text:p>0.9769406261</text:p>
          </table:table-cell>
          <table:table-cell/>
          <table:table-cell office:value-type="float" office:value="12">
            <text:p>12</text:p>
          </table:table-cell>
          <table:table-cell table:formula="of:= [.Q26]/[.Z26]" office:value-type="float" office:value="0.00680127856735863">
            <text:p>0.0068012786</text:p>
          </table:table-cell>
          <table:table-cell table:formula="of:=[.AA27]/[.AA26]" office:value-type="float" office:value="1.02272899121492">
            <text:p>1.0227289912</text:p>
          </table:table-cell>
          <table:table-cell table:number-columns-repeated="996"/>
        </table:table-row>
        <table:table-row table:style-name="ro1">
          <table:table-cell table:style-name="ce2" office:value-type="float" office:value="240">
            <text:p>240</text:p>
          </table:table-cell>
          <table:table-cell table:style-name="ce2" office:value-type="float" office:value="0.35">
            <text:p>0.35</text:p>
          </table:table-cell>
          <table:table-cell table:style-name="ce2" table:formula="of:=[.C26] + [.B26]*([.A27]-[.A26])" office:value-type="float" office:value="57.5">
            <text:p>57.5</text:p>
          </table:table-cell>
          <table:table-cell table:style-name="ce4" table:formula="of:=([.C26]*([.A27]-[.A26])+0.5*[.B26]*POWER(([.A27]-[.A26]);2))+[.D26]" office:value-type="float" office:value="5632.5">
            <text:p>5632.5</text:p>
          </table:table-cell>
          <table:table-cell table:style-name="ce2" office:value-type="string">
            <text:p>m</text:p>
          </table:table-cell>
          <table:table-cell table:style-name="ce2"/>
          <table:table-cell table:style-name="ce5" office:value-type="float" office:value="0.4">
            <text:p>0.4</text:p>
          </table:table-cell>
          <table:table-cell table:style-name="ce5" office:value-type="float" office:value="61">
            <text:p>61</text:p>
          </table:table-cell>
          <table:table-cell table:style-name="ce7" office:value-type="float" office:value="6225">
            <text:p>6225</text:p>
          </table:table-cell>
          <table:table-cell table:style-name="ce7" office:value-type="string">
            <text:p>m</text:p>
          </table:table-cell>
          <table:table-cell table:style-name="ce7" table:number-columns-repeated="5"/>
          <table:table-cell table:style-name="ce5" table:formula="of:=[.P26]+10" office:value-type="float" office:value="250">
            <text:p>250</text:p>
          </table:table-cell>
          <table:table-cell table:formula="of:=([.S28]-[.R27]*[.P28])/(0.5*POWER([.P28];2))" office:value-type="float" office:value="0.0834703772179963">
            <text:p>0.0834703772</text:p>
          </table:table-cell>
          <table:table-cell table:formula="of:=[.R26]+[.Q26]*([.P27]-[.P26])" office:value-type="float" office:value="15.5142355770451">
            <text:p>15.514235577</text:p>
          </table:table-cell>
          <table:table-cell table:style-name="ce3" table:formula="of:=([.C27]*([.A28]-[.A27])+0.5*[.B27]*POWER(([.A28]-[.A27]);2))+[.D27]" office:value-type="float" office:value="6225">
            <text:p>6225</text:p>
          </table:table-cell>
          <table:table-cell table:style-name="ce3" table:formula="of:=[.Q27]-[.Q26]" office:value-type="float" office:value="0.00185503440969277">
            <text:p>0.0018550344</text:p>
          </table:table-cell>
          <table:table-cell/>
          <table:table-cell table:style-name="ce2" office:value-type="float" office:value="8">
            <text:p>8</text:p>
          </table:table-cell>
          <table:table-cell table:style-name="ce2" table:formula="of:=[.Q27]/[.V27]" office:value-type="float" office:value="0.0104337971522495">
            <text:p>0.0104337972</text:p>
          </table:table-cell>
          <table:table-cell table:formula="of:=[.W26]/[.W27]" office:value-type="float" office:value="0.977776134821482">
            <text:p>0.9777761348</text:p>
          </table:table-cell>
          <table:table-cell/>
          <table:table-cell table:style-name="ce2" office:value-type="float" office:value="12">
            <text:p>12</text:p>
          </table:table-cell>
          <table:table-cell table:style-name="ce2" table:formula="of:= [.Q27]/[.Z27]" office:value-type="float" office:value="0.00695586476816636">
            <text:p>0.0069558648</text:p>
          </table:table-cell>
          <table:table-cell table:style-name="ce2" table:formula="of:=[.AA28]/[.AA27]" office:value-type="float" office:value="0">
            <text:p>0</text:p>
          </table:table-cell>
          <table:table-cell table:style-name="ce2" table:number-columns-repeated="99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4">
            <text:p>0.4</text:p>
          </table:table-cell>
          <table:table-cell table:formula="of:=[.C27] + [.B27]*([.A28]-[.A27])" office:value-type="float" office:value="61">
            <text:p>61</text:p>
          </table:table-cell>
          <table:table-cell table:style-name="ce3" table:formula="of:=([.C27]*([.A28]-[.A27])+0.5*[.B27]*POWER(([.A28]-[.A27]);2))+[.D27]" office:value-type="float" office:value="6225">
            <text:p>6225</text:p>
          </table:table-cell>
          <table:table-cell office:value-type="string">
            <text:p>m</text:p>
          </table:table-cell>
          <table:table-cell/>
          <table:table-cell table:style-name="ce5" office:value-type="float" office:value="0.4">
            <text:p>0.4</text:p>
          </table:table-cell>
          <table:table-cell table:style-name="ce5" office:value-type="float" office:value="65">
            <text:p>65</text:p>
          </table:table-cell>
          <table:table-cell table:style-name="ce7" office:value-type="float" office:value="6855">
            <text:p>6855</text:p>
          </table:table-cell>
          <table:table-cell table:style-name="ce7" office:value-type="string">
            <text:p>m</text:p>
          </table:table-cell>
          <table:table-cell table:style-name="ce7" table:number-columns-repeated="5"/>
          <table:table-cell table:style-name="ce5" table:formula="of:=[.P27]+10" office:value-type="float" office:value="260">
            <text:p>260</text:p>
          </table:table-cell>
          <table:table-cell table:number-columns-repeated="2"/>
          <table:table-cell table:style-name="ce3" table:formula="of:=([.C28]*([.A29]-[.A28])+0.5*[.B28]*POWER(([.A29]-[.A28]);2))+[.D28]" office:value-type="float" office:value="6855">
            <text:p>6855</text:p>
          </table:table-cell>
          <table:table-cell table:style-name="ce3"/>
          <table:table-cell table:number-columns-repeated="6"/>
          <table:table-cell/>
          <table:table-cell table:number-columns-repeated="997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4">
            <text:p>0.4</text:p>
          </table:table-cell>
          <table:table-cell table:formula="of:=[.C28] + [.B28]*([.A29]-[.A28])" office:value-type="float" office:value="65">
            <text:p>65</text:p>
          </table:table-cell>
          <table:table-cell table:style-name="ce3" table:formula="of:=([.C28]*([.A29]-[.A28])+0.5*[.B28]*POWER(([.A29]-[.A28]);2))+[.D28]" office:value-type="float" office:value="6855">
            <text:p>6855</text:p>
          </table:table-cell>
          <table:table-cell office:value-type="string">
            <text:p>m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monstruos slain cada 10</text:p>
          </table:table-cell>
          <table:table-cell/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monster spawn cada 10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9/20/2012</text:date>, <text:time>00:44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9T03:51:06.76</meta:creation-date>
    <dc:date>2012-09-20T00:44:22.52</dc:date>
    <meta:editing-duration>PT12H20M14S</meta:editing-duration>
    <meta:editing-cycles>18</meta:editing-cycles>
    <meta:generator>OpenOffice.org/3.4$Win32 OpenOffice.org_project/340m1$Build-9590</meta:generator>
    <meta:document-statistic meta:table-count="3" meta:cell-count="547" meta:object-count="0"/>
  </office:meta>
</office:document-meta>
</file>